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1">Servlets <text:s/>Test -- I</text:span></text:p>
      <text:p text:style-name="P1"/>
      <text:section text:style-name="Sect1" text:name="TextSection">
        <text:p text:style-name="P3"><text:span text:style-name="T3">Q 1 - What are Servlets?</text:span></text:p>
        <text:p text:style-name="P3"><text:span text:style-name="T5">A - Java Servlets are programs that run on a Web or Application server.</text:span></text:p>
        <text:p text:style-name="P3"><text:span text:style-name="T5">B - Java Servlets act as a middle layer between a request coming from a Web browser or other HTTP client and databases or applications on the HTTP server.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1">
        <text:p text:style-name="P3"><text:span text:style-name="T3">Q 2 - Which of the following is true about servlets?</text:span></text:p>
        <text:p text:style-name="P3"><text:span text:style-name="T5">A - Servlets execute within the address space of a Web server.</text:span></text:p>
        <text:p text:style-name="P3"><text:span text:style-name="T5">B - Servlets are platform-independent because they are written in Java.</text:span></text:p>
        <text:p text:style-name="P3"><text:span text:style-name="T5">C - The full functionality of the Java class libraries is available to a servlet.</text:span></text:p>
        <text:p text:style-name="P3"><text:span text:style-name="T5">D - All of the above.</text:span></text:p>
      </text:section>
      <text:section text:style-name="Sect1" text:name="Section2">
        <text:p text:style-name="P3"><text:span text:style-name="T3">Q 3 - Which of the following package contains servlet classes?</text:span></text:p>
        <text:p text:style-name="P3"><text:span text:style-name="T5">A - javax.servlet</text:span></text:p>
        <text:p text:style-name="P3"><text:span text:style-name="T5">B - javax.servlet.http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3">
        <text:p text:style-name="P3"><text:span text:style-name="T3">Q 4 - Which of the following is the correct order of servlet life cycle phase methods?</text:span></text:p>
        <text:p text:style-name="P3"><text:span text:style-name="T5">A - init(), service(), destroy()</text:span></text:p>
        <text:p text:style-name="P3"><text:soft-page-break/><text:span text:style-name="T5">B - initialize(), service(), destroy()</text:span></text:p>
        <text:p text:style-name="P3"><text:span text:style-name="T5">C - init(), execute(), destroy()</text:span></text:p>
        <text:p text:style-name="P3"><text:span text:style-name="T5">D - init(), service(), delete()</text:span></text:p>
      </text:section>
      <text:section text:style-name="Sect1" text:name="Section4">
        <text:p text:style-name="P3"><text:span text:style-name="T3">Q 5 - When init() method of servlet gets called?</text:span></text:p>
        <text:p text:style-name="P3"><text:span text:style-name="T5">A - The init() method is called when the servlet is first created.</text:span></text:p>
        <text:p text:style-name="P3"><text:span text:style-name="T5">B - The init() method is called whenever the servlet is invoked.</text:span></text:p>
        <text:p text:style-name="P3"><text:span text:style-name="T5">C - Both of the above.</text:span></text:p>
        <text:p text:style-name="P3"><text:span text:style-name="T5">D - None of the above.</text:span></text:p>
        <text:p text:style-name="P1"/>
      </text:section>
      <text:section text:style-name="Sect1" text:name="Section5">
        <text:p text:style-name="P3"><text:span text:style-name="T3">Q 6 - Which of the following is true about init() method of servlet?</text:span></text:p>
        <text:p text:style-name="P3"><text:span text:style-name="T5">A - The init() method simply creates or loads some data that will be used throughout the life of the servlet.</text:span></text:p>
        <text:p text:style-name="P3"><text:span text:style-name="T5">B - The init() method is not called again and again for each user request.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6">
        <text:p text:style-name="P3"><text:span text:style-name="T3">Q 7 - When service() method of servlet gets called?</text:span></text:p>
        <text:p text:style-name="P3"><text:span text:style-name="T5">A - The service() method is called when the servlet is first created.</text:span></text:p>
        <text:p text:style-name="P3"><text:span text:style-name="T5">B - The service() method is called whenever the servlet is invoked.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7">
        <text:p text:style-name="P3"><text:span text:style-name="T3">Q 8 - Which of the following is true about service() method of servlet?</text:span></text:p>
        <text:p text:style-name="P3"><text:span text:style-name="T5">A - The servlet container (i.e. web server) calls the service() method to handle requests coming from the client.</text:span></text:p>
        <text:p text:style-name="P3"><text:soft-page-break/><text:span text:style-name="T5">B - Each time the server receives a request for a servlet, the server spawns a new thread and calls service.</text:span></text:p>
        <text:p text:style-name="P3"><text:span text:style-name="T5">C - The service() method checks the HTTP request type (GET, POST, PUT, DELETE, etc.) and calls doGet, doPost, doPut, doDelete, etc. methods as appropriate.</text:span></text:p>
        <text:p text:style-name="P3"><text:span text:style-name="T5">D - All of the above.</text:span></text:p>
      </text:section>
      <text:section text:style-name="Sect1" text:name="Section8">
        <text:p text:style-name="P3"><text:span text:style-name="T3">Q 9 - When doGet() method of servlet gets called?</text:span></text:p>
        <text:p text:style-name="P3"><text:span text:style-name="T5">A - A GET request results from a normal request for a URL.</text:span></text:p>
        <text:p text:style-name="P3"><text:span text:style-name="T5">B - The service() method checks the HTTP request type as GET and calls doGet() method.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9">
        <text:p text:style-name="P3"><text:span text:style-name="T3">Q 10 - When doPost() method of servlet gets called?</text:span></text:p>
        <text:p text:style-name="P3"><text:span text:style-name="T5">A - A POST request results from an HTML form that specifically lists POST as the METHOD.</text:span></text:p>
        <text:p text:style-name="P3"><text:span text:style-name="T5">B - The service() method checks the HTTP request type as POST and calls doPost() method.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10">
        <text:p text:style-name="P3"><text:span text:style-name="T3">Q 11 - When destroy() method of servlet gets called?</text:span></text:p>
        <text:p text:style-name="P3"><text:span text:style-name="T5">A - The destroy() method is called only once at the end of the life cycle of a servlet.</text:span></text:p>
        <text:p text:style-name="P3"><text:span text:style-name="T5">B - The destroy() method is called after the servlet has executed service method.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11">
        <text:p text:style-name="P3"><text:span text:style-name="T3">Q 12 - Which of the following is true about destroy() method of servlet?</text:span></text:p>
        <text:p text:style-name="P3"><text:span text:style-name="T5">A - After the destroy() method is called, the servlet object is marked for garbage collection.</text:span></text:p>
        <text:p text:style-name="P3"><text:span text:style-name="T5">B - The servlet is terminated by calling the destroy() method.</text:span></text:p>
        <text:p text:style-name="P3"><text:soft-page-break/><text:span text:style-name="T5">C - Both of the above.</text:span></text:p>
        <text:p text:style-name="P3"><text:span text:style-name="T5">D - None of the above.</text:span></text:p>
      </text:section>
      <text:section text:style-name="Sect1" text:name="Section12">
        <text:p text:style-name="P3"><text:span text:style-name="T3">Q 13 - What is javax.servlet.Servlet?</text:span></text:p>
        <text:p text:style-name="P3"><text:span text:style-name="T5">A - interface</text:span></text:p>
        <text:p text:style-name="P3"><text:span text:style-name="T5">B - abstract class</text:span></text:p>
        <text:p text:style-name="P3"><text:span text:style-name="T5">C - concreate class</text:span></text:p>
        <text:p text:style-name="P3"><text:span text:style-name="T5">D - None of the above.</text:span></text:p>
      </text:section>
      <text:section text:style-name="Sect1" text:name="Section13">
        <text:p text:style-name="P3"><text:span text:style-name="T3">Q 14 - What is javax.servlet.http.HttpServlet?</text:span></text:p>
        <text:p text:style-name="P3"><text:span text:style-name="T5">A - interface</text:span></text:p>
        <text:p text:style-name="P3"><text:span text:style-name="T5">B - abstract class</text:span></text:p>
        <text:p text:style-name="P3"><text:span text:style-name="T5">C - concreate class</text:span></text:p>
        <text:p text:style-name="P3"><text:span text:style-name="T5">D - None of the above.</text:span></text:p>
      </text:section>
      <text:section text:style-name="Sect1" text:name="Section14">
        <text:p text:style-name="P3"><text:span text:style-name="T3">Q 15 - Which of the following is true about HTTP Get method?</text:span></text:p>
        <text:p text:style-name="P3"><text:span text:style-name="T5">A - The GET method sends the encoded user information appended to the page request.</text:span></text:p>
        <text:p text:style-name="P3"><text:span text:style-name="T5">B - The GET method is the defualt method to pass information from browser to web server.</text:span></text:p>
        <text:p text:style-name="P3"><text:span text:style-name="T5">C - Both of the above.</text:span></text:p>
        <text:p text:style-name="P3"><text:span text:style-name="T5">D - None of the above.</text:span></text:p>
      </text:section>
      <text:section text:style-name="Sect1" text:name="Section15">
        <text:p text:style-name="P3"><text:span text:style-name="T3">Q 16 - Which of the following is true about HTTP Post method?</text:span></text:p>
        <text:p text:style-name="P3"><text:span text:style-name="T5">A - The POST method sends the encoded user information as a seperate message to page request.</text:span></text:p>
        <text:p text:style-name="P3"><text:span text:style-name="T5">B - The POST method is used to submit form data normally.</text:span></text:p>
        <text:p text:style-name="P3"><text:span text:style-name="T5">C - Both of the above.</text:span></text:p>
        <text:p text:style-name="P3"><text:soft-page-break/><text:span text:style-name="T5">D - None of the above.</text:span></text:p>
      </text:section>
      <text:section text:style-name="Sect1" text:name="Section16">
        <text:p text:style-name="P3"><text:span text:style-name="T3">Q 17 - Which of the following method can be used to get the value of form parameter?</text:span></text:p>
        <text:p text:style-name="P3"><text:span text:style-name="T5">A - request.getParameter()</text:span></text:p>
        <text:p text:style-name="P3"><text:span text:style-name="T5">B - request.getParameterValues()</text:span></text:p>
        <text:p text:style-name="P3"><text:span text:style-name="T5">C - request.getParameterNames()</text:span></text:p>
        <text:p text:style-name="P3"><text:span text:style-name="T5">D - None of the above.</text:span></text:p>
      </text:section>
      <text:section text:style-name="Sect1" text:name="Section17">
        <text:p text:style-name="P3"><text:span text:style-name="T3">Q 18 - Which of the following method can be used to get the multiple values of a parameter like checkbox data?</text:span></text:p>
        <text:p text:style-name="P3"><text:span text:style-name="T5">A - request.getParameter()</text:span></text:p>
        <text:p text:style-name="P3"><text:span text:style-name="T5">B - request.getParameterValues()</text:span></text:p>
        <text:p text:style-name="P3"><text:span text:style-name="T5">C - request.getParameterNames()</text:span></text:p>
        <text:p text:style-name="P3"><text:span text:style-name="T5">D - None of the above.</text:span></text:p>
      </text:section>
      <text:section text:style-name="Sect1" text:name="Section18">
        <text:p text:style-name="P3"><text:span text:style-name="T3">Q 19 - Which of the following method can be used to get complete list of all parameters in the current request?</text:span></text:p>
        <text:p text:style-name="P3"><text:span text:style-name="T5">A - request.getParameter()</text:span></text:p>
        <text:p text:style-name="P3"><text:span text:style-name="T5">B - request.getParameterValues()</text:span></text:p>
        <text:p text:style-name="P3"><text:span text:style-name="T5">C - request.getParameterNames()</text:span></text:p>
        <text:p text:style-name="P3"><text:span text:style-name="T5">D - None of the above.</text:span></text:p>
      </text:section>
      <text:section text:style-name="Sect1" text:name="Section19">
        <text:p text:style-name="P3"><text:span text:style-name="T3">Q 20 - Which of the following code is used to set content type of a page to be serviced using servlet?</text:span></text:p>
        <text:p text:style-name="P3"><text:span text:style-name="T5">A - response.setContentType()</text:span></text:p>
        <text:p text:style-name="P3"><text:span text:style-name="T5">B - request.setContentType()</text:span></text:p>
        <text:p text:style-name="P3"><text:span text:style-name="T5">C - writer.setContentType()</text:span></text:p>
        <text:p text:style-name="P3"><text:span text:style-name="T5">D - None of the above.</text:span></text:p>
      </text:section>
      <text:section text:style-name="Sect1" text:name="Section20">
        <text:p text:style-name="P3"><text:soft-page-break/><text:span text:style-name="T3">Q 21 - Which of the following code is used to get PrintWriter object in servlet?</text:span></text:p>
        <text:p text:style-name="P3"><text:span text:style-name="T5">A - response.getWriter()</text:span></text:p>
        <text:p text:style-name="P3"><text:span text:style-name="T5">B - request.getWriter()</text:span></text:p>
        <text:p text:style-name="P3"><text:span text:style-name="T5">C - new PrintWriter()</text:span></text:p>
        <text:p text:style-name="P3"><text:span text:style-name="T5">D - None of the above.</text:span></text:p>
      </text:section>
      <text:section text:style-name="Sect1" text:name="Section21">
        <text:p text:style-name="P3"><text:span text:style-name="T3">Q 22 - Which of the following code is used to get cookies in servlet?</text:span></text:p>
        <text:p text:style-name="P3"><text:span text:style-name="T5">A - response.getCookies()</text:span></text:p>
        <text:p text:style-name="P3"><text:span text:style-name="T5">B - request.getCookies()</text:span></text:p>
        <text:p text:style-name="P3"><text:span text:style-name="T5">C - Cookies.getCookies()</text:span></text:p>
        <text:p text:style-name="P3"><text:span text:style-name="T5">D - None of the above.</text:span></text:p>
      </text:section>
      <text:section text:style-name="Sect1" text:name="Section22">
        <text:p text:style-name="P3"><text:span text:style-name="T3">Q 23 - Which of the following code is used to get names of the attributes in servlet?</text:span></text:p>
        <text:p text:style-name="P3"><text:span text:style-name="T5">A - response.getAttributeNames()</text:span></text:p>
        <text:p text:style-name="P3"><text:span text:style-name="T5">B - request.getAttributeNames()</text:span></text:p>
        <text:p text:style-name="P3"><text:span text:style-name="T5">C - Header.getAttributeNames()</text:span></text:p>
        <text:p text:style-name="P3"><text:span text:style-name="T5">D - None of the above.</text:span></text:p>
      </text:section>
      <text:section text:style-name="Sect1" text:name="Section23">
        <text:p text:style-name="P3"><text:span text:style-name="T3">Q 24 - Which of the following code is used to get names of the headers in servlet?</text:span></text:p>
        <text:p text:style-name="P3"><text:span text:style-name="T5">A - response.getHeaderNames()</text:span></text:p>
        <text:p text:style-name="P3"><text:span text:style-name="T5">B - request.getHeaderNames()</text:span></text:p>
        <text:p text:style-name="P3"><text:span text:style-name="T5">C - Header.getHeaderNames()</text:span></text:p>
        <text:p text:style-name="P3"><text:span text:style-name="T5">D - None of the above.</text:span></text:p>
      </text:section>
      <text:section text:style-name="Sect1" text:name="Section24">
        <text:p text:style-name="P3"><text:span text:style-name="T3">Q 25 - Which of the following code is used to get names of the parameters in servlet?</text:span></text:p>
        <text:p text:style-name="P3"><text:soft-page-break/><text:span text:style-name="T5">A - request.getParameterNames()</text:span></text:p>
        <text:p text:style-name="P3"><text:span text:style-name="T5">B - response.getParameterNames()</text:span></text:p>
        <text:p text:style-name="P3"><text:span text:style-name="T5">C - Header.getParameterNames()</text:span></text:p>
        <text:p text:style-name="P3"><text:span text:style-name="T5">D - None of the above.</text:span></text:p>
      </text:section>
      <text:section text:style-name="Sect1" text:name="Section25"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6" meta:word-count="1103" meta:character-count="5748" meta:non-whitespace-character-count="4770"/>
    <meta:generator>LibreOfficeDev/6.0.5.2$Linux_X86_64 LibreOffice_project/</meta:generator>
  </office:meta>
</office:document-meta>
</file>